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style:writing-mode="lr-tb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6"><text:span text:style-name="Strong_20_Emphasis">Criar uma VPC (VPC-Atividade-Linux)</text:span></text:p>
          <text:p text:style-name="P1"/>
          <text:p text:style-name="P4"><text:span text:style-name="Source_20_Text">aws ec2 create-vpc --cidr-block 10.0.0.0/16 --output json</text:span></text:p>
          <text:p text:style-name="P6">Salve o ID da VPC retornado para uso posterior.</text:p>
        </text:list-item>
        <text:list-item>
          <text:p text:style-name="P6"><text:span text:style-name="Strong_20_Emphasis">Criar e Associar uma Subnet Pública (SN-Atividade-Linux)</text:span></text:p>
          <text:p text:style-name="P1"/>
          <text:p text:style-name="P4"><text:span text:style-name="Source_20_Text">aws ec2 create-subnet --vpc-id &lt;vpc-id&gt; --cidr-block 10.0.1.0/24 --availability-zone &lt;zone&gt; --output json</text:span></text:p>
          <text:p text:style-name="P6">Substitua <text:span text:style-name="Source_20_Text">&lt;vpc-id&gt;</text:span> pelo ID da VPC e <text:span text:style-name="Source_20_Text">&lt;zone&gt;</text:span> pela zona de disponibilidade desejada. Salve o ID da subnet retornado.</text:p>
        </text:list-item>
        <text:list-item>
          <text:p text:style-name="P6"><text:span text:style-name="Strong_20_Emphasis">Criar um Internet Gateway (IGW-Atividade-Linux) e Associar à VPC</text:span></text:p>
          <text:p text:style-name="P1"/>
          <text:p text:style-name="P4"><text:span text:style-name="Source_20_Text">aws ec2 create-internet-gateway --output json</text:span></text:p>
          <text:p text:style-name="P6">Salve o ID do IGW retornado e associe-o à VPC:</text:p>
          <text:p text:style-name="P1"/>
          <text:p text:style-name="P4"><text:span text:style-name="Source_20_Text">aws ec2 attach-internet-gateway --vpc-id &lt;vpc-id&gt; --internet-gateway-id &lt;igw-id&gt;</text:span></text:p>
          <text:p text:style-name="P6">Substitua <text:span text:style-name="Source_20_Text">&lt;vpc-id&gt;</text:span> pelo ID da VPC e <text:span text:style-name="Source_20_Text">&lt;igw-id&gt;</text:span> pelo ID do Internet Gateway.</text:p>
        </text:list-item>
        <text:list-item>
          <text:p text:style-name="P6"><text:span text:style-name="Strong_20_Emphasis">Criar uma Route Table (RT-Atividade-Linux) e Associar à VPC</text:span></text:p>
          <text:p text:style-name="P1"/>
          <text:p text:style-name="P4"><text:span text:style-name="Source_20_Text">aws ec2 create-route-table --vpc-id &lt;vpc-id&gt; --output json</text:span></text:p>
          <text:p text:style-name="P6">Salve o ID da Route Table retornado. Em seguida, adicione uma rota para o Internet Gateway:</text:p>
          <text:p text:style-name="P1"/>
          <text:p text:style-name="P4"><text:span text:style-name="Source_20_Text">aws ec2 create-route --route-table-id &lt;rt-id&gt; --destination-cidr-block 0.0.0.0/0 --gateway-id &lt;igw-id&gt;</text:span></text:p>
          <text:p text:style-name="P6">Substitua <text:span text:style-name="Source_20_Text">&lt;rt-id&gt;</text:span> pelo ID da Route Table e <text:span text:style-name="Source_20_Text">&lt;igw-id&gt;</text:span> pelo ID do Internet Gateway.</text:p>
          <text:p text:style-name="P6">Associe a Route Table à subnet:</text:p>
          <text:p text:style-name="P1"/>
          <text:p text:style-name="P4"><text:span text:style-name="Source_20_Text">aws ec2 associate-route-table --route-table-id &lt;rt-id&gt; --subnet-id &lt;subnet-id&gt;</text:span></text:p>
        </text:list-item>
        <text:list-item>
          <text:p text:style-name="P6"><text:span text:style-name="Strong_20_Emphasis">Criar uma Instância EC2 com Amazon Linux 2</text:span></text:p>
          <text:p text:style-name="P1"/>
          <text:p text:style-name="P4"><text:span text:style-name="Source_20_Text">aws ec2 run-instances --image-id &lt;ami-id&gt; --count 1 --instance-type t3.small --key-name ChavesCompasso --security-group-ids &lt;sg-id&gt; --subnet-id &lt;subnet-id&gt; --associate-public-ip-address --block-device-mappings DeviceName=/dev/xvda,Ebs={VolumeSize=16,VolumeType=gp2}</text:span></text:p>
          <text:p text:style-name="P6">Substitua <text:span text:style-name="Source_20_Text">&lt;ami-id&gt;</text:span> pela ID da Amazon Machine Image (AMI) do Amazon Linux 2, <text:span text:style-name="Source_20_Text">&lt;sg-id&gt;</text:span> pelo ID do Security Group, e <text:span text:style-name="Source_20_Text">&lt;subnet-id&gt;</text:span> pelo ID da subnet.</text:p>
        </text:list-item>
        <text:list-item>
          <text:p text:style-name="P6"><text:soft-page-break/><text:span text:style-name="Strong_20_Emphasis">Criar um Security Group (SG-Atividade-Linux) com Regras Específicas</text:span></text:p>
          <text:p text:style-name="P1"/>
          <text:p text:style-name="P4"><text:span text:style-name="Source_20_Text">aws ec2 create-security-group --group-name SG-Atividade-Linux --description "Security Group para Atividade Linux" --vpc-id &lt;vpc-id&gt; --output json</text:span></text:p>
          <text:p text:style-name="P6">Salve o ID do Security Group retornado e adicione regras de entrada:</text:p>
          <text:p text:style-name="P1"/>
          <text:p text:style-name="P5"><text:span text:style-name="Source_20_Text">aws ec2 authorize-security-group-ingress --group-id &lt;sg-id&gt; --protocol tcp --port 22 --cidr 0.0.0.0/0</text:span></text:p>
          <text:p text:style-name="P2"><text:span text:style-name="Source_20_Text">aws ec2 authorize-security-group-ingress --group-id &lt;sg-id&gt; --protocol tcp --port 80 --cidr 0.0.0.0/0</text:span></text:p>
          <text:p text:style-name="P2"><text:span text:style-name="Source_20_Text">aws ec2 authorize-security-group-ingress --group-id &lt;sg-id&gt; --protocol tcp --port 443 --cidr 0.0.0.0/0</text:span></text:p>
          <text:p text:style-name="P2"><text:span text:style-name="Source_20_Text">aws ec2 authorize-security-group-ingress --group-id &lt;sg-id&gt; --protocol tcp --port 111 --cidr 0.0.0.0/0</text:span></text:p>
          <text:p text:style-name="P2"><text:span text:style-name="Source_20_Text">aws ec2 authorize-security-group-ingress --group-id &lt;sg-id&gt; --protocol udp --port 111 --cidr 0.0.0.0/0</text:span></text:p>
          <text:p text:style-name="P2"><text:span text:style-name="Source_20_Text">aws ec2 authorize-security-group-ingress --group-id &lt;sg-id&gt; --protocol tcp --port 2049 --cidr 0.0.0.0/0</text:span></text:p>
          <text:p text:style-name="P3"><text:span text:style-name="Source_20_Text">aws ec2 authorize-security-group-ingress --group-id &lt;sg-id&gt; --protocol udp --port 2049 --cidr 0.0.0.0/0</text:span></text:p>
          <text:p text:style-name="P6">Substitua <text:span text:style-name="Source_20_Text">&lt;sg-id&gt;</text:span> pelo ID do Security Group.</text:p>
        </text:list-item>
        <text:list-item>
          <text:p text:style-name="P6"><text:span text:style-name="Strong_20_Emphasis">Gerar um Elastic IP (IPE-Atividade-Linux) e Anexar à Instância EC2</text:span></text:p>
          <text:p text:style-name="P6">Primeiro, aloque um Elastic IP:</text:p>
          <text:p text:style-name="P1"/>
          <text:p text:style-name="P4"><text:span text:style-name="Source_20_Text">aws ec2 allocate-address --output json</text:span></text:p>
          <text:p text:style-name="P6">Salve o ID do Elastic IP e associe-o à instância:</text:p>
          <text:p text:style-name="P1"/>
          <text:p text:style-name="P4"><text:span text:style-name="Source_20_Text">aws ec2 associate-address --instance-id &lt;instance-id&gt; --allocation-id &lt;eip-id&gt;</text:span></text:p>
          <text:p text:style-name="P6">Substitua <text:span text:style-name="Source_20_Text">&lt;instance-id&gt;</text:span> pelo ID da instância e <text:span text:style-name="Source_20_Text">&lt;eip-id&gt;</text:span> pelo ID do Elastic IP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9T21:17:31.518000000</meta:creation-date>
    <dc:date>2024-08-19T21:19:06.707000000</dc:date>
    <meta:editing-duration>PT1M35S</meta:editing-duration>
    <meta:editing-cycles>1</meta:editing-cycles>
    <meta:document-statistic meta:table-count="0" meta:image-count="0" meta:object-count="0" meta:page-count="2" meta:paragraph-count="38" meta:word-count="455" meta:character-count="3062" meta:non-whitespace-character-count="2711"/>
    <meta:generator>LibreOffice/7.6.3.2$Windows_X86_64 LibreOffice_project/29d686fea9f6705b262d369fede658f824154cc0</meta:generator>
  </office:meta>
</office:document-meta>
</file>